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ank-account-summary-ii/" text:style-name="Internet_20_link" text:visited-style-name="Visited_20_Internet_20_Link"><text:span text:style-name="T1">1587. Bank Account Summary II</text:span></text:a></text:p>
      <text:section text:style-name="Sect1" text:name="headlessui-popover-button-:r1d:">
        <text:p text:style-name="Standard"/>
      </text:section>
      <text:p text:style-name="P4">Easy</text:p>
      <text:p text:style-name="P4">404</text:p>
      <text:p text:style-name="P4">5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account <text:s text:c="5"/>| int <text:s text:c="4"/>|</text:p>
      <text:p text:style-name="P2">| name <text:s text:c="8"/>| varchar |</text:p>
      <text:p text:style-name="P2">+--------------+---------+</text:p>
      <text:p text:style-name="P2">account is the primary key (column with unique values) for this table.</text:p>
      <text:p text:style-name="P2">Each row of this table contains the account number of each user in the bank.</text:p>
      <text:p text:style-name="P1">There will be no two users having the same name in the table.</text:p>
      <text:p text:style-name="P6"> </text:p>
      <text:p text:style-name="P7"><text:span text:style-name="T1">Table: </text:span><text:span text:style-name="Source_20_Text"><text:span text:style-name="T2">Transaction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trans_id <text:s text:c="5"/>| int <text:s text:c="4"/>|</text:p>
      <text:p text:style-name="P2">| account <text:s text:c="6"/>| int <text:s text:c="4"/>|</text:p>
      <text:p text:style-name="P2">| amount <text:s text:c="7"/>| int <text:s text:c="4"/>|</text:p>
      <text:p text:style-name="P2">| transacted_on | date <text:s text:c="3"/>|</text:p>
      <text:p text:style-name="P2">+---------------+---------+</text:p>
      <text:p text:style-name="P2">trans_id is the primary key (column with unique values) for this table.</text:p>
      <text:p text:style-name="P2">Each row of this table contains all changes made to all accounts.</text:p>
      <text:p text:style-name="P2">amount is positive if the user received money and negative if they transferred money.</text:p>
      <text:p text:style-name="P1">All accounts start with a balance of 0.</text:p>
      <text:p text:style-name="P6"> </text:p>
      <text:p text:style-name="P7"><text:span text:style-name="T1">Write a solution to report the name and balance of users with a balance higher than </text:span><text:span text:style-name="Source_20_Text"><text:span text:style-name="T2">10000</text:span></text:span><text:span text:style-name="T1">. The balance of an account is equal to the sum of the amounts of all transactions involving that account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oft-page-break/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Users table:</text:p>
      <text:p text:style-name="P2">+------------+--------------+</text:p>
      <text:p text:style-name="P2">| account <text:s text:c="3"/>| name <text:s text:c="8"/>|</text:p>
      <text:p text:style-name="P2">+------------+--------------+</text:p>
      <text:p text:style-name="P2">| 900001 <text:s text:c="4"/>| Alice <text:s text:c="7"/>|</text:p>
      <text:p text:style-name="P2">| 900002 <text:s text:c="4"/>| Bob <text:s text:c="9"/>|</text:p>
      <text:p text:style-name="P2">| 900003 <text:s text:c="4"/>| Charlie <text:s text:c="5"/>|</text:p>
      <text:p text:style-name="P2">+------------+--------------+</text:p>
      <text:p text:style-name="P2">Transactions table:</text:p>
      <text:p text:style-name="P2">+------------+------------+------------+---------------+</text:p>
      <text:p text:style-name="P2">| trans_id <text:s text:c="2"/>| account <text:s text:c="3"/>| amount <text:s text:c="4"/>| transacted_on |</text:p>
      <text:p text:style-name="P2">+------------+------------+------------+---------------+</text:p>
      <text:p text:style-name="P2">| 1 <text:s text:c="9"/>| 900001 <text:s text:c="4"/>| 7000 <text:s text:c="6"/>| <text:s/>2020-08-01 <text:s text:c="2"/>|</text:p>
      <text:p text:style-name="P2">| 2 <text:s text:c="9"/>| 900001 <text:s text:c="4"/>| 7000 <text:s text:c="6"/>| <text:s/>2020-09-01 <text:s text:c="2"/>|</text:p>
      <text:p text:style-name="P2">| 3 <text:s text:c="9"/>| 900001 <text:s text:c="4"/>| -3000 <text:s text:c="5"/>| <text:s/>2020-09-02 <text:s text:c="2"/>|</text:p>
      <text:p text:style-name="P2">| 4 <text:s text:c="9"/>| 900002 <text:s text:c="4"/>| 1000 <text:s text:c="6"/>| <text:s/>2020-09-12 <text:s text:c="2"/>|</text:p>
      <text:p text:style-name="P2">| 5 <text:s text:c="9"/>| 900003 <text:s text:c="4"/>| 6000 <text:s text:c="6"/>| <text:s/>2020-08-07 <text:s text:c="2"/>|</text:p>
      <text:p text:style-name="P2">| 6 <text:s text:c="9"/>| 900003 <text:s text:c="4"/>| 6000 <text:s text:c="6"/>| <text:s/>2020-09-07 <text:s text:c="2"/>|</text:p>
      <text:p text:style-name="P2">| 7 <text:s text:c="9"/>| 900003 <text:s text:c="4"/>| -4000 <text:s text:c="5"/>| <text:s/>2020-09-11 <text:s text:c="2"/>|</text:p>
      <text:p text:style-name="P2">+------------+------------+------------+------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+</text:p>
      <text:p text:style-name="P2">| name <text:s text:c="6"/>| balance <text:s text:c="3"/>|</text:p>
      <text:p text:style-name="P2">+------------+------------+</text:p>
      <text:p text:style-name="P2">| Alice <text:s text:c="5"/>| 11000 <text:s text:c="5"/>|</text:p>
      <text:p text:style-name="P2">+------------+------------+</text:p>
      <text:p text:style-name="P3"><text:span text:style-name="Strong_20_Emphasis"><text:span text:style-name="T1">Explanation:</text:span></text:span><text:span text:style-name="T1"> </text:span></text:p>
      <text:p text:style-name="P2">Alice's balance is (7000 + 7000 - 3000) = 11000.</text:p>
      <text:p text:style-name="P2">Bob's balance is 1000.</text:p>
      <text:p text:style-name="P1">Charlie's balance is (6000 + 6000 - 4000) = 8000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7:12:13.180000000</dc:date>
    <meta:editing-duration>PT11S</meta:editing-duration>
    <meta:editing-cycles>1</meta:editing-cycles>
    <meta:document-statistic meta:table-count="0" meta:image-count="0" meta:object-count="0" meta:page-count="2" meta:paragraph-count="68" meta:word-count="382" meta:character-count="2362" meta:non-whitespace-character-count="1792"/>
    <meta:generator>LibreOffice/7.2.2.2$Windows_X86_64 LibreOffice_project/02b2acce88a210515b4a5bb2e46cbfb63fe97d56</meta:generator>
  </office:meta>
</office:document-meta>
</file>